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5.93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ce3"/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<text:s/>"Sprache"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<text:s/>"soziale Netzwerk für den Austausch von Filmen"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<text:s/>"Startseite"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<text:s/>"Account Management "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string">
            <text:p><text:s text:c="2"/>"Rechte-Management "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string">
            <text:p><text:s/>"Benutzerverwaltung"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string">
            <text:p><text:s/>"Gruppenmanagement"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string">
            <text:p>Anwendungsparameter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string">
            <text:p>allgemeinen Einstellungen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string">
            <text:p>Parameter-Datenbank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string">
            <text:p>Template-Parameter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string">
            <text:p>statistisch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2" office:value-type="string">
            <text:p>Google Analytics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2" office:value-type="string">
            <text:p>Log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string">
            <text:p>Allgemeine Statistiken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string">
            <text:p><text:s/>"Konto-Einstellung"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2" office:value-type="string">
            <text:p><text:s/>"persönliche Informationen"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string">
            <text:p><text:s/>"Avatar / Unterschrift"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2" office:value-type="string">
            <text:p><text:s/>"Verwaltung"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string">
            <text:p><text:s/>"zurück zur Website"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2" office:value-type="string">
            <text:p><text:s/>"Unterbrechung"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2" office:value-type="string">
            <text:p><text:s/>"Kontobezeichnung"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2" office:value-type="string">
            <text:p><text:s/>"E-Mail-Adresse"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2" office:value-type="string">
            <text:p><text:s/>"Passwörter"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2" office:value-type="string">
            <text:p><text:s/>"Neue Passwörter"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2" office:value-type="string">
            <text:p><text:s/>"Bestätigung Passwörter"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2" office:value-type="string">
            <text:p><text:s/>"Aktuelles Passwort"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2" office:value-type="string">
            <text:p><text:s/>"Name"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string">
            <text:p><text:s/>"Vorname"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string">
            <text:p><text:s/>"Geburtsdatum"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string">
            <text:p><text:s/>"Änderungen zu validieren"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string">
            <text:p><text:s/>"das Bild löschen"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string">
            <text:p><text:s/>"Unterschrift"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string">
            <text:p><text:s/>"Aktuelles Unterschrift"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string">
            <text:p><text:s/>"Umfrage"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string">
            <text:p><text:s/>"Avatar"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string">
            <text:p><text:s/>"Aktuelles Avatar"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string">
            <text:p><text:s/>"Umfrage"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string">
            <text:p><text:s/>"Passwörter müssen die folgenden Anforderungen erfüllen:"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string">
            <text:p><text:s/>"Zumindest &lt;strong&gt; ein Brief &lt;/ strong&gt;"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2" office:value-type="string">
            <text:p><text:s/>"Zumindest &lt;strong&gt; maguscule &lt;/ strong&gt;"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2" office:value-type="string">
            <text:p><text:s/>"Zumindest &lt;strong&gt; Anzahl &lt;/ strong&gt;"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2" office:value-type="string">
            <text:p><text:s/>"Zumindest &lt;strong&gt;ein Sonderzeichen &lt;/ strong&gt;"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2" office:value-type="string">
            <text:p><text:s/>"Muss enthalten &lt;strong&gt;8-Zeichen&lt;/ strong&gt;"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2" office:value-type="string">
            <text:p><text:s/>"Muss&lt;strong&gt;identisch &lt;/strong&gt;sein"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2" office:value-type="string">
            <text:p><text:s/>"Gruppe"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2" office:value-type="string">
            <text:p><text:s/>"Fügen eine Gruppe"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2" office:value-type="string">
            <text:p><text:s/>"Status"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2" office:value-type="string">
            <text:p><text:s/>"Entfernen"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string">
            <text:p><text:s/>"Détails"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2" office:value-type="string">
            <text:p><text:s/>"Aktiviert"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2" office:value-type="string">
            <text:p><text:s/>"Behindert"</text:p>
          </table:table-cell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2" office:value-type="string">
            <text:p><text:s/>"Einen Benutzer hinzufügen"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2" office:value-type="string">
            <text:p><text:s/>"Betroffenen Benutzer"</text:p>
          </table:table-cell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2" office:value-type="string">
            <text:p><text:s/>"Stornieren"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2" office:value-type="string">
            <text:p><text:s/>"Gruppenname"</text:p>
          </table:table-cell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2" office:value-type="string">
            <text:p><text:s/>"Zugriff"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2" office:value-type="string">
            <text:p><text:s/>"Rechte"</text:p>
          </table:table-cell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2" office:value-type="string">
            <text:p><text:s/>" Elemente"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2" office:value-type="string">
            <text:p><text:s/>"Benutzer"</text:p>
          </table:table-cell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2" office:value-type="string">
            <text:p><text:s/>"ja"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2" office:value-type="string">
            <text:p><text:s/>"nein"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2" office:value-type="string">
            <text:p><text:s/>"Anmelden oder falsches Passwort"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string">
            <text:p><text:s/>"Das Konto deaktiviert &lt;br&gt; bitte an einen Administrator"</text:p>
          </table:table-cell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2" office:value-type="string">
            <text:p><text:s/>"Ungültige Datumsformat"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2" office:value-type="string">
            <text:p><text:s/>"Passwort ist falsch "</text:p>
          </table:table-cell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2" office:value-type="string">
            <text:p><text:s/>"Neue Passwörter stimmen nicht überein"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2" office:value-type="string">
            <text:p><text:s/>"Bitte geben Sie eine andere aus dem alten Passwort"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2" office:value-type="string">
            <text:p><text:s/>"Bitte geben Sie ein Passwort gehorchen den Regeln der Komplexität"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2" office:value-type="string">
            <text:p><text:s/>"Ungültige E-Mail-Format"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2" office:value-type="string">
            <text:p><text:s/>"Das Bild ist zu schwer, bitte ein Foto von nicht mehr als 2 MB &lt;br&gt;"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2" office:value-type="string">
            <text:p><text:s/>"Ungültige Format der Bildformate werden akzeptiert: jpg, png, gif und bmp &lt;br&gt;"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2" office:value-type="string">
            <text:p><text:s/>"Der Vorgang fehlgeschlagen ist, ist etwas schief gelaufen, wenn das Herunterladen "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string">
            <text:p><text:s/>"Die Gruppe, die Sie bereits existiert, wählen Sie bitte eine andere"</text:p>
          </table:table-cell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string">
            <text:p><text:s/>"Sie den Namen der Gruppe noch nicht abgeschlossen haben, füllen Sie bitte"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string">
            <text:p><text:s/>"Login-Namen ist bereits vorhanden bitte ein anderes &lt;br&gt;"</text:p>
          </table:table-cell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string">
            <text:p><text:s/>"Die Daten wurden aktualisiert"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string">
            <text:p><text:s/>"Die Gruppe wurde erfolgreich gelöscht"</text:p>
          </table:table-cell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2" office:value-type="string">
            <text:p><text:s/>"Der Benutzer erfolgreich entfernt wurde"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2" office:value-type="string">
            <text:p><text:s/>"Das Bild aktualisiert wurde"</text:p>
          </table:table-cell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2" office:value-type="string">
            <text:p><text:s/>"Sie wirklich wollen, um diese Gruppe zu löschen?"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2" office:value-type="string">
            <text:p><text:s/>"Wollen Sie wirklich diesen Benutzer löschen? &lt;br&gt;</text:p>
            <text:p>Verpflegung: Deaktivieren \ 's </text:p>
            <text:p>Benutzer ist vorzuziehen, um das Löschen"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2" office:value-type="string">
            <text:p><text:s/>"Die Gruppe, die Sie löschen wollten enthält Benutzer &lt;br&gt;</text:p>
            <text:p><text:s/>Bitte die Gruppe, zu der sie muss &lt;br&gt;</text:p>
            <text:p><text:s/>Gruppe neu zugewiesen werden, dann schüttelte gelöscht"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2" office:value-type="string">
            <text:p><text:s/>"Passwort ist standardmäßig: "</text:p>
          </table:table-cell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2" office:value-type="string">
            <text:p><text:s/>"&lt;br&gt;Der Benutzer in der Lage sein, sein Passwort zu ändern, war seine erste Verbindung. &lt;br&gt; </text:p>
            <text:p>Passwörter standardmäßig mofifie es in Anwendungseinstellungen-&gt; Allgemein pramètres"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2" office:value-type="string">
            <text:p><text:s/>"Die Standard-Benutzergruppe ist:"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2" office:value-type="string">
            <text:p><text:s/>"Die Standardgruppe ist in Anwendungseinstellungen-&gt;allgemeinen Einstellungen"</text:p>
          </table:table-cell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2" office:value-type="string">
            <text:p><text:s/>"kein"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2" office:value-type="string">
            <text:p><text:s/>"Mitglied"</text:p>
          </table:table-cell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2" office:value-type="string">
            <text:p><text:s/>"Moderator"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2" office:value-type="string">
            <text:p><text:s/>"Verwalter"</text:p>
          </table:table-cell>
        </table:table-row>
        <table:table-row table:style-name="ro4" table:number-rows-repeated="104848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llemand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7.08.2014</text:date>, <text:time>18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Potterat</meta:initial-creator>
    <meta:creation-date>2014-07-28T17:44:17.88</meta:creation-date>
    <dc:date>2014-08-07T18:04:59.20</dc:date>
    <dc:creator>Thierry Potterat</dc:creator>
    <meta:editing-duration>PT20M11S</meta:editing-duration>
    <meta:editing-cycles>3</meta:editing-cycles>
    <meta:generator>OpenOffice/4.1.0$Win32 OpenOffice.org_project/410m18$Build-9764</meta:generator>
    <meta:document-statistic meta:table-count="3" meta:cell-count="182" meta:object-count="0"/>
  </office:meta>
</office:document-meta>
</file>